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0fc49ea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text-properties officeooo:paragraph-rsid="0bad8f69"/>
    </style:style>
    <style:style style:name="P30" style:family="paragraph" style:parent-style-name="Footnote">
      <style:text-properties officeooo:rsid="043ccc66" officeooo:paragraph-rsid="0f40045a"/>
    </style:style>
    <style:style style:name="P31" style:family="paragraph" style:parent-style-name="Footnote">
      <style:text-properties officeooo:rsid="043ccc66" officeooo:paragraph-rsid="0f4dc0dc"/>
    </style:style>
    <style:style style:name="P32" style:family="paragraph" style:parent-style-name="Footnote">
      <style:text-properties officeooo:paragraph-rsid="0f40045a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paragraph-rsid="0fc21b80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text-properties officeooo:paragraph-rsid="0ff06808"/>
    </style:style>
    <style:style style:name="P60" style:family="paragraph" style:parent-style-name="Standard">
      <style:text-properties officeooo:paragraph-rsid="0ff397b4"/>
    </style:style>
    <style:style style:name="P61" style:family="paragraph" style:parent-style-name="Standard">
      <style:text-properties officeooo:paragraph-rsid="0ff3c339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paragraph-properties fo:text-align="center" style:justify-single-word="false"/>
      <style:text-properties officeooo:paragraph-rsid="103a8b8d"/>
    </style:style>
    <style:style style:name="P69" style:family="paragraph" style:parent-style-name="Standard">
      <style:paragraph-properties fo:text-align="center" style:justify-single-word="false"/>
      <style:text-properties officeooo:paragraph-rsid="10460ef1"/>
    </style:style>
    <style:style style:name="P70" style:family="paragraph" style:parent-style-name="Standard">
      <style:text-properties officeooo:paragraph-rsid="1028e258"/>
    </style:style>
    <style:style style:name="P71" style:family="paragraph" style:parent-style-name="Standard">
      <style:text-properties officeooo:paragraph-rsid="102bc162"/>
    </style:style>
    <style:style style:name="P72" style:family="paragraph" style:parent-style-name="Standard">
      <style:text-properties officeooo:paragraph-rsid="103a8b8d"/>
    </style:style>
    <style:style style:name="P73" style:family="paragraph" style:parent-style-name="Standard">
      <style:text-properties officeooo:rsid="103c421a" officeooo:paragraph-rsid="103c421a"/>
    </style:style>
    <style:style style:name="P74" style:family="paragraph" style:parent-style-name="Standard">
      <style:text-properties officeooo:rsid="103cd3c9" officeooo:paragraph-rsid="103cd3c9"/>
    </style:style>
    <style:style style:name="P75" style:family="paragraph" style:parent-style-name="Standard">
      <style:text-properties officeooo:rsid="103d9705" officeooo:paragraph-rsid="103d9705"/>
    </style:style>
    <style:style style:name="P76" style:family="paragraph" style:parent-style-name="Standard">
      <style:text-properties officeooo:paragraph-rsid="10414f85"/>
    </style:style>
    <style:style style:name="P77" style:family="paragraph" style:parent-style-name="Standard">
      <style:text-properties officeooo:rsid="104324ed" officeooo:paragraph-rsid="104324ed"/>
    </style:style>
    <style:style style:name="P78" style:family="paragraph" style:parent-style-name="Standard">
      <style:text-properties officeooo:rsid="10460ef1" officeooo:paragraph-rsid="10460ef1"/>
    </style:style>
    <style:style style:name="P79" style:family="paragraph" style:parent-style-name="Standard">
      <style:text-properties officeooo:rsid="104ba919" officeooo:paragraph-rsid="104bbe03"/>
    </style:style>
    <style:style style:name="P80" style:family="paragraph" style:parent-style-name="Standard">
      <style:text-properties officeooo:paragraph-rsid="104bbe03"/>
    </style:style>
    <style:style style:name="P81" style:family="paragraph" style:parent-style-name="Standard">
      <style:text-properties officeooo:rsid="104d5027" officeooo:paragraph-rsid="104d5027"/>
    </style:style>
    <style:style style:name="P82" style:family="paragraph" style:parent-style-name="Standard">
      <style:text-properties officeooo:paragraph-rsid="104d93b3"/>
    </style:style>
    <style:style style:name="P83" style:family="paragraph" style:parent-style-name="Standard">
      <style:text-properties officeooo:paragraph-rsid="104f54fc"/>
    </style:style>
    <style:style style:name="P84" style:family="paragraph" style:parent-style-name="Footnote">
      <style:text-properties officeooo:paragraph-rsid="10598138"/>
    </style:style>
    <style:style style:name="P85" style:family="paragraph" style:parent-style-name="Standard">
      <style:text-properties officeooo:paragraph-rsid="105cd2a1"/>
    </style:style>
    <style:style style:name="P86" style:family="paragraph" style:parent-style-name="Footnote">
      <style:text-properties style:font-name="Liberation Sans" officeooo:paragraph-rsid="105ebb92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8" style:family="paragraph" style:parent-style-name="Standard" style:list-style-name="L1">
      <style:paragraph-properties fo:break-before="page"/>
      <style:text-properties officeooo:paragraph-rsid="0fd655f2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1029a5f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28e25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1029a5f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3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font-size="12pt" fo:language="en" fo:country="GB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font-size="10pt" style:font-size-asian="10pt" style:font-size-complex="10pt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language="en" fo:country="GB"/>
    </style:style>
    <style:style style:name="T219" style:family="text">
      <style:text-properties fo:language="en" fo:country="GB" officeooo:rsid="0e83c34e"/>
    </style:style>
    <style:style style:name="T22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officeooo:rsid="0f28d107"/>
    </style:style>
    <style:style style:name="T222" style:family="text">
      <style:text-properties fo:language="en" fo:country="GB" style:font-size-complex="12pt"/>
    </style:style>
    <style:style style:name="T223" style:family="text">
      <style:text-properties fo:language="en" fo:country="GB" officeooo:rsid="0f28d107" style:font-size-complex="12pt"/>
    </style:style>
    <style:style style:name="T22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language="en" fo:country="GB" officeooo:rsid="105418b7"/>
    </style:style>
    <style:style style:name="T226" style:family="text">
      <style:text-properties officeooo:rsid="103c421a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officeooo:rsid="103c421a" style:font-weight-asian="bold" style:font-weight-complex="bold"/>
    </style:style>
    <style:style style:name="T229" style:family="text">
      <style:text-properties fo:font-weight="bold" officeooo:rsid="104d5027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Strong_20_Emphasis"><text:span text:style-name="T129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30"><text:s/></text:span></text:span><text:span text:style-name="Strong_20_Emphasis"><text:span text:style-name="T131">LTS</text:span></text:span><text:span text:style-name="T156"><text:note text:id="ftn1" text:note-class="footnote"><text:note-citation>1</text:note-citation><text:note-body><text:p text:style-name="P86"><text:span text:style-name="T140">L</text:span><text:span text:style-name="T141">TS stands for Long-Term Support, and this </text:span><text:span text:style-name="T148">June</text:span><text:span text:style-name="T142"> </text:span><text:span text:style-name="Strong_20_Emphasis"><text:span text:style-name="T89"><text:user-field-get text:name="Releaseyear">2023</text:user-field-get></text:span></text:span><text:span text:style-name="T144"><text:s/></text:span><text:span text:style-name="T149"><text:user-field-get text:name="Distro">Debian</text:user-field-get></text:span><text:span text:style-name="T150"><text:s/></text:span><text:span text:style-name="T150"><text:user-field-get text:name="Version">12</text:user-field-get></text:span><text:span text:style-name="Strong_20_Emphasis"><text:span text:style-name="T132"><text:s/></text:span></text:span><text:span text:style-name="T142">LTS </text:span><text:span text:style-name="T151"><text:user-field-get text:name="Edition">server</text:user-field-get></text:span><text:span text:style-name="T142"><text:s/></text:span><text:span text:style-name="T143">(</text:span><text:span text:style-name="T141">codenamed</text:span><text:span text:style-name="T143"> </text:span><text:span text:style-name="T147">bookworm</text:span><text:span text:style-name="T143">) </text:span><text:span text:style-name="T141">will be </text:span><text:span text:style-name="T146">supported</text:span><text:span text:style-name="T141"> for five years until </text:span><text:span text:style-name="T148">June</text:span><text:span text:style-name="T142"> </text:span><text:span text:style-name="T140">202</text:span><text:span text:style-name="T148">8</text:span><text:span text:style-name="T145">.</text:span></text:p></text:note-body></text:note></text:span><text:span text:style-name="T157"> </text:span><text:span text:style-name="T157"><text:user-field-get text:name="Edition">server</text:user-field-get></text:span><text:span text:style-name="T158"><text:s/></text:span><text:span text:style-name="T159">(standard).</text:span></text:p>
      <text:p text:style-name="P40"/>
      <text:p text:style-name="P38"><text:span text:style-name="T18">Fill in the </text:span><text:span text:style-name="Strong_20_Emphasis"><text:span text:style-name="T211"><text:s/></text:span></text:span><text:span text:style-name="Strong_20_Emphasis"><text:span text:style-name="T212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42"><text:span text:style-name="Definition"><text:span text:style-name="T220">user</text:span></text:span><text:span text:style-name="T173"><text:tab/><text:tab/></text:span><text:span text:style-name="T172"> <text:tab/><text:tab/><text:tab/></text:span><text:span text:style-name="T174"><draw:control text:anchor-type="as-char" svg:y="-0.429cm" draw:z-index="10" draw:name="Gebruiker 2" draw:style-name="gr2" draw:text-style-name="P93" svg:width="6.002cm" svg:height="0.6cm" draw:control="control11"><svg:title>Gebruiker</svg:title><svg:desc>Volledige naam, bijv. Jan Stek</svg:desc></draw:control></text:span><text:span text:style-name="T174"><text:tab/></text:span><text:span text:style-name="T175">[</text:span><text:span text:style-name="T176">full </text:span><text:span text:style-name="T166">na</text:span><text:span text:style-name="T167">me,</text:span><text:span text:style-name="T166"> </text:span><text:span text:style-name="T167">e.g.</text:span><text:span text:style-name="T166"> </text:span><text:span text:style-name="T168">J</text:span><text:span text:style-name="T177">a</text:span><text:span text:style-name="T168">n </text:span><text:span text:style-name="T177">Jansen</text:span><text:span text:style-name="T178">]</text:span></text:p>
      <text:p text:style-name="P44"><text:span text:style-name="Definition"><text:span text:style-name="T165">USER</text:span></text:span><text:span text:style-name="Definition"><text:span text:style-name="T218">na</text:span></text:span><text:span text:style-name="Definition"><text:span text:style-name="T221">me</text:span></text:span><text:span text:style-name="T164"><text:tab/><text:tab/><text:tab/></text:span><text:span text:style-name="T164"><draw:control text:anchor-type="as-char" svg:y="-0.429cm" draw:z-index="11" draw:name="Gberuikersnaam 2" draw:style-name="gr2" draw:text-style-name="P93" svg:width="6.002cm" svg:height="0.6cm" draw:control="control12"><svg:title>Gebruikersnaam</svg:title><svg:desc>Korte naam, bijv. jan</svg:desc></draw:control></text:span><text:span text:style-name="T16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3">j</text:span><text:span text:style-name="T134">a</text:span><text:span text:style-name="T133">n</text:span><text:span text:style-name="T135">]</text:span></text:p>
      <text:p text:style-name="P41"><text:span text:style-name="Definition"><text:span text:style-name="T225">serv</text:span></text:span><text:span text:style-name="Definition"><text:span text:style-name="T218">ERNA</text:span></text:span><text:span text:style-name="Definition"><text:span text:style-name="T221">me</text:span></text:span><text:span text:style-name="T179"><text:tab/><text:tab/></text:span><text:span text:style-name="T218"><draw:control text:anchor-type="as-char" svg:y="-0.429cm" draw:z-index="12" draw:name="Computernaam 1" draw:style-name="gr2" draw:text-style-name="P93" svg:width="6.002cm" svg:height="0.6cm" draw:control="control13"><svg:title>Computernaam</svg:title><svg:desc>Unieke naam van de computer</svg:desc></draw:control></text:span><text:span text:style-name="T218"><text:tab/></text:span><text:span text:style-name="T183">[</text:span><text:span text:style-name="T180">na</text:span><text:span text:style-name="T184">me of the</text:span><text:span text:style-name="T180"> </text:span><text:span text:style-name="T188">server</text:span><text:span text:style-name="T181">, </text:span><text:span text:style-name="T184">e.g.</text:span><text:span text:style-name="T185"> </text:span><text:span text:style-name="T187">sv</text:span><text:span text:style-name="T186">02</text:span><text:span text:style-name="T183">]</text:span></text:p>
      <text:p text:style-name="P41"><text:span text:style-name="Definition"><text:span text:style-name="T218">START</text:span></text:span><text:span text:style-name="Definition"><text:span text:style-name="T221">up</text:span></text:span><text:span text:style-name="Definition"><text:span text:style-name="T218">MEnU</text:span></text:span><text:span text:style-name="T174"><text:tab/><text:tab/></text:span><text:span text:style-name="T174"><draw:control text:anchor-type="as-char" svg:y="-0.429cm" draw:z-index="13" draw:name="Opstartmenu 1" draw:style-name="gr2" draw:text-style-name="P93" svg:width="6.002cm" svg:height="0.6cm" draw:control="control14"><svg:title>Opstartmenu</svg:title><svg:desc>Toets voor het opstartmenu ("bootmenu")</svg:desc></draw:control></text:span><text:span text:style-name="T174"><text:tab/></text:span><text:span text:style-name="T183">[</text:span><text:span text:style-name="T180">key for the bootable medium</text:span><text:span text:style-name="T189">]</text:span></text:p>
      <text:p text:style-name="P41"><text:span text:style-name="Definition"><text:span text:style-name="T182">SETTINGS</text:span></text:span><text:span text:style-name="T182"> <text:tab/><text:tab/><text:tab/></text:span><text:span text:style-name="T182"><draw:control text:anchor-type="as-char" svg:y="-0.429cm" draw:z-index="14" draw:name="Instellingen 1" draw:style-name="gr2" draw:text-style-name="P93" svg:width="6.002cm" svg:height="0.6cm" draw:control="control15"><svg:title>Instellingen</svg:title><svg:desc>Toets voor het BIOS/UEFI-scherm ("setup")</svg:desc></draw:control></text:span><text:span text:style-name="T182"><text:tab/></text:span><text:span text:style-name="T183">[</text:span><text:span text:style-name="T180">key for the UEFI BIOS screen</text:span><text:span text:style-name="T183">]</text:span></text:p>
      <text:p text:style-name="P41"><text:span text:style-name="Definition"><text:span text:style-name="T191">USER2</text:span></text:span><text:span text:style-name="T190"><text:tab/></text:span><text:span text:style-name="T172"> <text:tab/><text:tab/><text:tab/></text:span><text:span text:style-name="T174"><draw:control text:anchor-type="as-char" svg:y="-0.429cm" draw:z-index="15" draw:name="Gebruiker 3" draw:style-name="gr2" draw:text-style-name="P93" svg:width="6.002cm" svg:height="0.6cm" draw:control="control16"><svg:title>Gebruiker</svg:title><svg:desc>Volledige naam, bijv. Jan Stek</svg:desc></draw:control></text:span><text:span text:style-name="T174"><text:tab/></text:span><text:span text:style-name="T175">[</text:span><text:span text:style-name="T166">na</text:span><text:span text:style-name="T169">me</text:span><text:span text:style-name="T166"> possibly</text:span><text:span text:style-name="T170"> 2</text:span><text:span text:style-name="T202">nd</text:span><text:span text:style-name="T170"> USER</text:span><text:span text:style-name="T171">]</text:span></text:p>
      <text:p text:style-name="P44"><text:span text:style-name="Definition"><text:span text:style-name="T191">USERN</text:span></text:span><text:span text:style-name="Definition"><text:span text:style-name="T192">a</text:span></text:span><text:span text:style-name="Definition"><text:span text:style-name="T193">me</text:span></text:span><text:span text:style-name="Definition"><text:span text:style-name="T191">2</text:span></text:span><text:span text:style-name="Definition"><text:span text:style-name="T198"><text:tab/><text:tab/></text:span></text:span><text:span text:style-name="T164"><draw:control text:anchor-type="as-char" svg:y="-0.429cm" draw:z-index="16" draw:name="Gberuikersnaam 3" draw:style-name="gr2" draw:text-style-name="P93" svg:width="6.002cm" svg:height="0.6cm" draw:control="control17"><svg:title>Gebruikersnaam</svg:title><svg:desc>Korte naam, bijv. jan</svg:desc></draw:control></text:span><text:span text:style-name="T164"><text:tab/></text:span><text:span text:style-name="T195">[</text:span><text:span text:style-name="T196">user</text:span><text:span text:style-name="T194"> na</text:span><text:span text:style-name="T197">me</text:span><text:span text:style-name="T199"> possibly</text:span><text:span text:style-name="T200"> 2</text:span><text:span text:style-name="T203">nd</text:span><text:span text:style-name="T200"> USER</text:span><text:span text:style-name="T201">]</text:span></text:p>
      <text:p text:style-name="P41"><text:span text:style-name="T136">Replace the </text:span><text:span text:style-name="T137">underlined</text:span><text:span text:style-name="T136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6">.</text:span></text:p>
      <text:p text:style-name="P3"/>
      <text:p text:style-name="P3"/>
      <text:p text:style-name="P41"><text:span text:style-name="T69">New installation?</text:span><text:span text:style-name="T31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/></text:span><text:span text:style-name="T74"><text:bookmark-ref text:reference-format="text" text:ref-name="__RefNumPara__4009_12717081281">Perform installation</text:bookmark-ref></text:span><text:span text:style-name="T32">.</text:span></text:p>
      <text:p text:style-name="P39"/>
      <text:p text:style-name="P41"><text:span text:style-name="Strong_20_Emphasis"><text:span text:style-name="T29"/></text:span></text:p>
      <text:list xml:id="list408062213" text:style-name="L1">
        <text:list-item>
          <text:p text:style-name="P89"><text:bookmark-start text:name="__RefNumPara__4083_1271708128"/>Preparing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19" draw:name="Vorm 5" draw:style-name="gr1" draw:text-style-name="P92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3">Log in as </text:span></text:span><text:span text:style-name="Definition"><text:span text:style-name="T8">USER</text:span></text:span><text:span text:style-name="Definition"><text:span text:style-name="T17"><text:note text:id="ftn2" text:note-class="footnote"><text:note-citation>2</text:note-citation><text:note-body><text:p text:style-name="P30"><text:span text:style-name="User_20_Entry"><text:span text:style-name="T99">Login any additional </text:span></text:span><text:span text:style-name="Definition"><text:span text:style-name="T205">USER</text:span></text:span><text:span text:style-name="User_20_Entry"><text:span text:style-name="T100">s</text:span></text:span><text:span text:style-name="User_20_Entry"><text:span text:style-name="T110"> </text:span></text:span><text:span text:style-name="User_20_Entry"><text:span text:style-name="T99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6" draw:name="Vorm4" draw:style-name="gr1" draw:text-style-name="P9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20" draw:name="Vorm 6" draw:style-name="gr1" draw:text-style-name="P92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32"><text:span text:style-name="T21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9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47"><text:span text:style-name="Strong_20_Emphasis"><text:span text:style-name="T39">Type, or copy and paste, these </text:span></text:span><text:span text:style-name="Strong_20_Emphasis"><text:span text:style-name="T55">two</text:span></text:span><text:span text:style-name="Strong_20_Emphasis"><text:span text:style-name="T39"> commands, each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5" office:value-type="string">
            <text:p text:style-name="P60"><text:span text:style-name="User_20_Entry"><text:span text:style-name="T111">wget karelzimmer.nl/</text:span></text:span><text:span text:style-name="User_20_Entry"><text:span text:style-name="T112">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6" office:value-type="string">
            <text:p text:style-name="P60"><text:span text:style-name="User_20_Entry"><text:span text:style-name="T111">bash </text:span></text:span><text:span text:style-name="User_20_Entry"><text:span text:style-name="T11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48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21" draw:name="Vorm 7" draw:style-name="gr1" draw:text-style-name="P92" svg:width="0.35cm" svg:height="0.35cm" draw:control="control22"/></text:span></text:span></text:p>
          </table:table-cell>
          <table:table-cell table:style-name="_31_._5f_Installatie_5f_voorbereiden.D9" office:value-type="string">
            <text:p text:style-name="P53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9" office:value-type="string">
            <text:p text:style-name="P83"><text:span text:style-name="Strong_20_Emphasis"><text:span text:style-name="T39">Type </text:span></text:span><text:span text:style-name="User_20_Entry"><text:span text:style-name="T112">kz </text:span></text:span><text:span text:style-name="User_20_Entry"><text:span text:style-name="T114">menu</text:span></text:span><text:span text:style-name="Strong_20_Emphasis"><text:span text:style-name="T39"> command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4">Select </text:span></text:span><text:span text:style-name="Strong_20_Emphasis"><text:span text:style-name="T68">1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2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191324174396224" text:continue-numbering="true" text:style-name="L1">
        <text:list-item>
          <text:p text:style-name="P88"><text:bookmark-start text:name="__RefNumPara__4009_12717081281"/><text:span text:style-name="Strong_20_Emphasis"><text:span text:style-name="T138">Perform installation</text:span></text:span><text:bookmark-end text:name="__RefNumPara__4009_12717081281"/></text:p>
        </text:list-item>
      </text:list>
      <text:p text:style-name="P58"><text:span text:style-name="Strong_20_Emphasis"><text:span text:style-name="T13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39">Boot the computer from an </text:span><text:span text:style-name="T121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8">Live</text:span></text:span><text:span text:style-name="Strong_20_Emphasis"><text:span text:style-name="T88"><text:note text:id="ftn4" text:note-class="footnote"><text:note-citation>1</text:note-citation><text:note-body><text:p text:style-name="P4"><text:span text:style-name="T206">From a Live USB stick (or DVD) you can boot and work with</text:span> <text:span text:style-name="T152"><text:user-field-get text:name="Distro">Debian</text:user-field-get></text:span><text:span text:style-name="T153"><text:s/>without installing it</text:span>.</text:p></text:note-body></text:note></text:span></text:span><text:span text:style-name="T80"> USB stick</text:span><text:span text:style-name="T81"><text:note text:id="ftn5" text:note-class="footnote"><text:note-citation>2</text:note-citation><text:note-body><text:p text:style-name="P84"><text:span text:style-name="Strong_20_Emphasis"><text:span text:style-name="T93">Download a CD image file (.iso) from</text:span></text:span><text:span text:style-name="Strong_20_Emphasis"><text:span text:style-name="T91"> </text:span></text:span><text:a xlink:type="simple" xlink:href="https://www.debian.org/CD/live/" text:style-name="Internet_20_link" text:visited-style-name="Visited_20_Internet_20_Link"><text:span text:style-name="Strong_20_Emphasis"><text:span text:style-name="T208">debian.org/cd/live</text:span></text:span></text:a><text:span text:style-name="Strong_20_Emphasis"><text:span text:style-name="T91">, </text:span></text:span><text:span text:style-name="Strong_20_Emphasis"><text:span text:style-name="T97">under </text:span></text:span><text:span text:style-name="Strong_20_Emphasis"><text:span text:style-name="T104">DVD/USB</text:span></text:span><text:span text:style-name="Strong_20_Emphasis"><text:span text:style-name="T91"> click </text:span></text:span><text:span text:style-name="Strong_20_Emphasis"><text:span text:style-name="T97">on </text:span></text:span><text:span text:style-name="Strong_20_Emphasis"><text:span text:style-name="T104">amd64</text:span></text:span><text:span text:style-name="Strong_20_Emphasis"><text:span text:style-name="T97">.</text:span></text:span><text:span text:style-name="Strong_20_Emphasis"><text:span text:style-name="T91"><text:line-break/></text:span></text:span><text:span text:style-name="Strong_20_Emphasis"><text:span text:style-name="T94">Click on</text:span></text:span><text:span text:style-name="Strong_20_Emphasis"><text:span text:style-name="T92"> </text:span></text:span><text:span text:style-name="Strong_20_Emphasis"><text:span text:style-name="T105">debian-live-1</text:span></text:span><text:span text:style-name="Strong_20_Emphasis"><text:span text:style-name="T104">2</text:span></text:span><text:span text:style-name="Strong_20_Emphasis"><text:span text:style-name="T105">.</text:span></text:span><text:span text:style-name="Strong_20_Emphasis"><text:span text:style-name="T106">x</text:span></text:span><text:span text:style-name="Strong_20_Emphasis"><text:span text:style-name="T105">.</text:span></text:span><text:span text:style-name="Strong_20_Emphasis"><text:span text:style-name="T106">y</text:span></text:span><text:span text:style-name="Strong_20_Emphasis"><text:span text:style-name="T107">-</text:span></text:span><text:span text:style-name="Strong_20_Emphasis"><text:span text:style-name="T105">amd64-</text:span></text:span><text:span text:style-name="Strong_20_Emphasis"><text:span text:style-name="T109">standard</text:span></text:span><text:span text:style-name="Strong_20_Emphasis"><text:span text:style-name="T108">.iso</text:span></text:span><text:span text:style-name="Strong_20_Emphasis"><text:span text:style-name="T90">.<text:line-break/></text:span></text:span><text:span text:style-name="Strong_20_Emphasis"><text:span text:style-name="T93">Insert a USB stick of at least </text:span></text:span><text:span text:style-name="Strong_20_Emphasis"><text:span text:style-name="T98">2</text:span></text:span><text:span text:style-name="Strong_20_Emphasis"><text:span text:style-name="T93"> GB.<text:line-break/>Locate </text:span></text:span><text:span text:style-name="Strong_20_Emphasis"><text:span text:style-name="T101">disk</text:span></text:span><text:span text:style-name="Strong_20_Emphasis"><text:span text:style-name="T93"> and click the </text:span></text:span><text:span text:style-name="Strong_20_Emphasis"><text:span text:style-name="T102">Disks</text:span></text:span><text:span text:style-name="Strong_20_Emphasis"><text:span text:style-name="T93"> icon. Select the USB stick in the list of disks on the left and click </text:span></text:span><text:span text:style-name="Strong_20_Emphasis"><text:span text:style-name="T102">Disk </text:span></text:span><text:span text:style-name="Strong_20_Emphasis"><text:span text:style-name="T101">settings</text:span></text:span><text:span text:style-name="Strong_20_Emphasis"><text:span text:style-name="T93"> ⋮ (icon with the three dots) in the top right corner.</text:span></text:span></text:p><text:p text:style-name="P33"><text:span text:style-name="Strong_20_Emphasis"><text:span text:style-name="T93"><text:tab/>Choose </text:span></text:span><text:span text:style-name="Strong_20_Emphasis"><text:span text:style-name="T102">Restore Disk Image</text:span></text:span><text:span text:style-name="Strong_20_Emphasis"><text:span text:style-name="T93"> and select the CD image file (.iso) you just downloaded.</text:span></text:span></text:p><text:p text:style-name="P33"><text:span text:style-name="Strong_20_Emphasis"><text:span text:style-name="T95"><text:tab/>Click </text:span></text:span><text:span text:style-name="Strong_20_Emphasis"><text:span text:style-name="T103">Start Restore</text:span></text:span><text:span text:style-name="Strong_20_Emphasis"><text:span text:style-name="T95">, and then click </text:span></text:span><text:span text:style-name="Strong_20_Emphasis"><text:span text:style-name="T103">Restore</text:span></text:span><text:span text:style-name="Strong_20_Emphasis"><text:span text:style-name="T95">.</text:span></text:span></text:p><text:p text:style-name="P33"><text:span text:style-name="Strong_20_Emphasis"><text:span text:style-name="T95"><text:tab/>Or use the </text:span></text:span><text:span text:style-name="Strong_20_Emphasis"><text:span text:style-name="T103">Etcher</text:span></text:span><text:span text:style-name="Strong_20_Emphasis"><text:span text:style-name="T95"> program </text:span></text:span><text:span text:style-name="Strong_20_Emphasis"><text:span text:style-name="T96">(</text:span></text:span><text:a xlink:type="simple" xlink:href="https://www.balena.io/etcher/" text:style-name="Internet_20_link" text:visited-style-name="Visited_20_Internet_20_Link"><text:span text:style-name="Strong_20_Emphasis"><text:span text:style-name="T207">etcher.io</text:span></text:span></text:a><text:span text:style-name="Strong_20_Emphasis"><text:span text:style-name="T96">) </text:span></text:span><text:span text:style-name="Strong_20_Emphasis"><text:span text:style-name="T95">available for Windows, macOS, and Linux.</text:span></text:span></text:p></text:note-body></text:note></text:span><text:span text:style-name="T80"> </text:span><text:span text:style-name="T82">o</text:span><text:span text:style-name="T84">r</text:span><text:span text:style-name="T82"> </text:span><text:span text:style-name="T84">DVD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" office:value-type="string">
            <text:p text:style-name="P59"><text:span text:style-name="T85">S</text:span><text:span text:style-name="T86">tart up</text:span><text:span text:style-name="T80">/boot menu via </text:span><text:span text:style-name="Definition"><text:span text:style-name="T222">START</text:span></text:span><text:span text:style-name="Definition"><text:span text:style-name="T223">up</text:span></text:span><text:span text:style-name="Definition"><text:span text:style-name="T222">MEnU</text:span></text:span><text:span text:style-name="T80"> </text:span><text:span text:style-name="T87">and </text:span><text:span text:style-name="T86">settings/</text:span><text:span text:style-name="T83">setup</text:span><text:span text:style-name="T80"> via </text:span><text:span text:style-name="Definition"><text:span text:style-name="T14">SETTINGS</text:span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7">Select Start installer and p</text:span></text:span><text:span text:style-name="Strong_20_Emphasis"><text:span text:style-name="T24">ress the</text:span></text:span><text:span text:style-name="Strong_20_Emphasis"><text:span text:style-name="T25"> </text:span></text:span><text:span text:style-name="Strong_20_Emphasis"><text:span text:style-name="T26">Enter</text:span></text:span><text:span text:style-name="Strong_20_Emphasis"><text:span text:style-name="T24"> key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17">Follow the instructions on the </text:span></text:span><text:span text:style-name="Strong_20_Emphasis"><text:span text:style-name="T118">installation</text:span></text:span><text:span text:style-name="Strong_20_Emphasis"><text:span text:style-name="T119"> screens</text:span></text:span><text:span text:style-name="Strong_20_Emphasis"><text:span text:style-name="T117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4"><text:span text:style-name="Strong_20_Emphasis"><text:span text:style-name="T58">At </text:span></text:span><text:span text:style-name="Strong_20_Emphasis"><text:span text:style-name="T71">Select your locatio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73">Click on <text:span text:style-name="T227">other</text:span> and click on <text:span text:style-name="T227">Continue</text:span>.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74">Click on <text:span text:style-name="T227">Europe</text:span> <text:span text:style-name="T226">and click on </text:span><text:span text:style-name="T228">Continue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75">Click on <text:span text:style-name="T227">Netherlands</text:span> and <text:span text:style-name="T226">click on </text:span><text:span text:style-name="T228">Continue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><text:span text:style-name="Strong_20_Emphasis"><text:span text:style-name="T56"><draw:control text:anchor-type="as-char" draw:z-index="22" draw:name="Vorm 1" draw:style-name="gr1" draw:text-style-name="P92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72"><text:span text:style-name="Strong_20_Emphasis"><text:span text:style-name="T58">At </text:span></text:span><text:span text:style-name="Strong_20_Emphasis"><text:span text:style-name="T72">Configure the network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76"><text:span text:style-name="Strong_20_Emphasis"><text:span text:style-name="T67">E</text:span></text:span><text:span text:style-name="Strong_20_Emphasis"><text:span text:style-name="T57">nter </text:span></text:span><text:span text:style-name="Strong_20_Emphasis"><text:span text:style-name="T79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5">, </text:span></text:span><text:span text:style-name="Strong_20_Emphasis"><text:span text:style-name="T66">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9"><text:span text:style-name="Strong_20_Emphasis"><text:span text:style-name="T56"><draw:control text:anchor-type="as-char" draw:z-index="23" draw:name="Vorm 2" draw:style-name="gr1" draw:text-style-name="P92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8">At <text:span text:style-name="T227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77">Don<text:span text:style-name="T160">'t set </text:span><text:span text:style-name="T162">Root</text:span><text:span text:style-name="T160"> pass</text:span><text:span text:style-name="T161">w</text:span><text:span text:style-name="T160">ord, just </text:span><text:span text:style-name="Strong_20_Emphasis"><text:span text:style-name="T66">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0"><text:span text:style-name="Strong_20_Emphasis"><text:span text:style-name="T67">E</text:span></text:span><text:span text:style-name="Strong_20_Emphasis"><text:span text:style-name="T57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0">USER</text:span></text:span><text:span text:style-name="Strong_20_Emphasis"><text:span text:style-name="T64">, </text:span></text:span><text:span text:style-name="Strong_20_Emphasis"><text:span text:style-name="T66">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79">Enter <text:span text:style-name="T227">User </text:span><text:span text:style-name="T229">n</text:span><text:span text:style-name="T227">ame for you</text:span><text:span text:style-name="T229">r</text:span><text:span text:style-name="T227"> account</text:span><text:span text:style-name="Strong_20_Emphasis"><text:span text:style-name="T65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4">, </text:span></text:span><text:span text:style-name="Strong_20_Emphasis"><text:span text:style-name="T66">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1">E<text:span text:style-name="Strong_20_Emphasis"><text:span text:style-name="T66">nter a </text:span></text:span><text:span text:style-name="Strong_20_Emphasis"><text:span text:style-name="T76">password</text:span></text:span><text:span text:style-name="Strong_20_Emphasis"><text:span text:style-name="T66"> twice, 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</table:table>
      <text:p text:style-name="P27"><text:span text:style-name="Strong_20_Emphasis"><text:span text:style-name="T61"/></text:span></text:p>
      <text:list xml:id="list191324769251659" text:continue-numbering="true" text:style-name="L1">
        <text:list-item>
          <text:p text:style-name="P91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2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8">Log in as </text:span></text:span><text:span text:style-name="Definition"><text:span text:style-name="T9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6"><draw:control text:anchor-type="as-char" draw:z-index="7" draw:name="Vorm4_1" draw:style-name="gr1" draw:text-style-name="P9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6" text:note-class="footnote"><text:note-citation>1</text:note-citation><text:note-body><text:p text:style-name="P32"><text:span text:style-name="T21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9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60"><text:span text:style-name="T13">Type, or copy and paste, these </text:span><text:span text:style-name="T15">two</text:span><text:span text:style-name="T13"> commands, each followed by the</text:span><text:span text:style-name="Strong_20_Emphasis"><text:span text:style-name="T42"> </text:span></text:span><text:span text:style-name="Strong_20_Emphasis"><text:span text:style-name="T40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5" office:value-type="string">
            <text:p text:style-name="P61"><text:span text:style-name="User_20_Entry"><text:span text:style-name="T111">wget karelzimmer.nl/</text:span></text:span><text:span text:style-name="User_20_Entry"><text:span text:style-name="T113">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6" office:value-type="string">
            <text:p text:style-name="P61"><text:span text:style-name="User_20_Entry"><text:span text:style-name="T111">bash </text:span></text:span><text:span text:style-name="User_20_Entry"><text:span text:style-name="T113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8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9" office:value-type="string">
            <text:p text:style-name="P56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82"><text:span text:style-name="Strong_20_Emphasis"><text:span text:style-name="T39">Type </text:span></text:span><text:span text:style-name="User_20_Entry"><text:span text:style-name="T112">kz </text:span></text:span><text:span text:style-name="User_20_Entry"><text:span text:style-name="T114">menu</text:span></text:span><text:span text:style-name="Strong_20_Emphasis"><text:span text:style-name="T39"> command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6"/></text:span></text:p>
          </table:table-cell>
          <table:table-cell table:style-name="_33_._5f_Installatie_5f_afronden.C11" office:value-type="string">
            <text:p text:style-name="P71"><text:span text:style-name="Strong_20_Emphasis"><text:span text:style-name="T45">Se</text:span></text:span><text:span text:style-name="Strong_20_Emphasis"><text:span text:style-name="T51">lect</text:span></text:span><text:span text:style-name="Strong_20_Emphasis"><text:span text:style-name="T45"> </text:span></text:span><text:span text:style-name="Strong_20_Emphasis"><text:span text:style-name="T77">3</text:span></text:span><text:span text:style-name="Strong_20_Emphasis"><text:span text:style-name="T62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2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28"><text:span text:style-name="Strong_20_Emphasis"><text:span text:style-name="T28"><text:tab/></text:span></text:span></text:p>
      <text:p text:style-name="P29"><text:span text:style-name="Strong_20_Emphasis"><text:span text:style-name="T43"/></text:span></text:p>
      <text:list xml:id="list191325916642554" text:continue-numbering="true" text:style-name="L1">
        <text:list-item>
          <text:p text:style-name="P90"><text:span text:style-name="Strong_20_Emphasis"><text:span text:style-name="T16">P</text:span></text:span><text:span text:style-name="Strong_20_Emphasis"><text:span text:style-name="T210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8" draw:name="Vorm36_0" draw:style-name="gr1" draw:text-style-name="P92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7" draw:name="Vorm36_ 1" draw:style-name="gr1" draw:text-style-name="P92" svg:width="0.35cm" svg:height="0.35cm" draw:control="control18"/></text:span></text:span></text:p>
          </table:table-cell>
          <table:table-cell table:style-name="Tabel2.D1" office:value-type="string">
            <text:p text:style-name="P24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9">USER</text:span></text:span><text:span text:style-name="Strong_20_Emphasis"><text:span text:style-name="T37"><text:note text:id="ftn7" text:note-class="footnote"><text:note-citation>1</text:note-citation><text:note-body><text:p text:style-name="P31"><text:span text:style-name="User_20_Entry"><text:span text:style-name="T115">Login any additional </text:span></text:span><text:span text:style-name="Definition"><text:span text:style-name="T204">USER</text:span></text:span><text:span text:style-name="User_20_Entry"><text:span text:style-name="T116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17">Follow the instructions on the </text:span></text:span><text:span text:style-name="Strong_20_Emphasis"><text:span text:style-name="T120">welcome screens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9" draw:name="Vorm36_2" draw:style-name="gr1" draw:text-style-name="P92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8" draw:name="Vorm36_ 2" draw:style-name="gr1" draw:text-style-name="P92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4">user</text:span></text:span><text:span text:style-name="Definition"><text:span text:style-name="T224">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6" office:value-type="string">
            <text:p text:style-name="P83"><text:span text:style-name="Strong_20_Emphasis"><text:span text:style-name="T39">Type </text:span></text:span><text:span text:style-name="User_20_Entry"><text:span text:style-name="T112">kz </text:span></text:span><text:span text:style-name="User_20_Entry"><text:span text:style-name="T114">menu</text:span></text:span><text:span text:style-name="Strong_20_Emphasis"><text:span text:style-name="T39"> command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6"><text:span text:style-name="Strong_20_Emphasis"><text:span text:style-name="T52">Select</text:span></text:span><text:span text:style-name="Strong_20_Emphasis"><text:span text:style-name="T45"> </text:span></text:span><text:span text:style-name="Strong_20_Emphasis"><text:span text:style-name="T77">4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27">End of checklist,</text:span><text:span text:style-name="T124"> </text:span><text:span text:style-name="T124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5">LTS 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7">installation is complete.</text:span></text:span></text:p>
      <text:p text:style-name="P36"/>
      <text:p text:style-name="P43"><text:span text:style-name="Emphasis"><text:span text:style-name="T215">Written</text:span></text:span><text:span text:style-name="Emphasis"><text:span text:style-name="T213"> </text:span></text:span><text:span text:style-name="Emphasis"><text:span text:style-name="T215">by</text:span></text:span><text:span text:style-name="Emphasis"><text:span text:style-name="T21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4">Karel Zimmer</text:span></text:span></text:a><text:span text:style-name="Emphasis"><text:span text:style-name="T213">, </text:span></text:span><text:a xlink:type="simple" xlink:href="https://creativecommons.org/publicdomain/zero/1.0" text:style-name="Internet_20_link" text:visited-style-name="Visited_20_Internet_20_Link"><text:span text:style-name="Emphasis"><text:span text:style-name="T216">CC0 1.0 Universal</text:span></text:span></text:a><text:span text:style-name="Emphasis"><text:span text:style-name="T213">, </text:span></text:span><text:span text:style-name="Strong_20_Emphasis"><text:span text:style-name="T43"><text:user-field-get text:name="Releaseyear">2023</text:user-field-get></text:span></text:span><text:span text:style-name="Emphasis"><text:span text:style-name="T21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5T19:13:23.523580357">0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13:23.363564032</dc:date>
    <meta:keyword>Installatie</meta:keyword>
    <meta:keyword>Checklist</meta:keyword>
    <meta:keyword>Linux</meta:keyword>
    <meta:editing-cycles>6893</meta:editing-cycles>
    <meta:editing-duration>P12DT3H28M36S</meta:editing-duration>
    <meta:print-date>2021-03-23T20:07:57.967210640</meta:print-date>
    <dc:creator>Karel Zimmer</dc:creator>
    <meta:document-statistic meta:table-count="4" meta:image-count="0" meta:object-count="0" meta:page-count="4" meta:paragraph-count="90" meta:word-count="580" meta:character-count="3542" meta:non-whitespace-character-count="3003"/>
    <meta:user-defined meta:name="Info 1"/>
    <meta:user-defined meta:name="Info 2"/>
    <meta:user-defined meta:name="Info 3"/>
    <meta:user-defined meta:name="Info 4"/>
  </office:meta>
</office:document-meta>
</file>